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5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P7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P8" style:family="paragraph" style:parent-style-name="Header">
      <style:text-properties officeooo:paragraph-rsid="00130f00"/>
    </style:style>
    <style:style style:name="P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10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2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2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3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45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46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4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4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4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0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1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2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53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4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55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56" style:family="paragraph" style:parent-style-name="Footer">
      <style:text-properties fo:font-size="8pt" style:font-size-asian="8pt" style:font-size-complex="8pt"/>
    </style:style>
    <style:style style:name="P57" style:family="paragraph" style:parent-style-name="Footer">
      <style:text-properties fo:font-style="italic" style:font-style-asian="italic"/>
    </style:style>
    <style:style style:name="P58" style:family="paragraph" style:parent-style-name="Footer">
      <style:text-properties style:font-name="Arial" fo:font-size="7pt" style:font-size-asian="7pt" style:font-name-complex="Arial" style:font-size-complex="7pt"/>
    </style:style>
    <style:style style:name="P59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2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4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7pt" style:font-size-asian="7pt" style:font-name-complex="Arial" style:font-size-complex="7pt"/>
    </style:style>
    <style:style style:name="T3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221f1f" fo:letter-spacing="-0.007cm" fo:font-style="italic" style:font-style-asian="italic" style:font-name-complex="Lucida Sans" style:font-style-complex="italic"/>
    </style:style>
    <style:style style:name="T8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9" style:family="text">
      <style:text-properties officeooo:rsid="0032ee30"/>
    </style:style>
    <style:style style:name="T10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1" style:family="text">
      <style:text-properties style:font-name="Colibri"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tyle="italic" style:font-style-asian="italic"/>
    </style:style>
    <style:style style:name="T15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24">COD. ARTICOLO</text:p>
          </table:table-cell>
          <table:table-cell table:style-name="Tabella4.A1" office:value-type="string">
            <text:p text:style-name="P25">DESCRIZIONE ARTICOLO</text:p>
          </table:table-cell>
          <table:table-cell table:style-name="Tabella4.A1" office:value-type="string">
            <text:p text:style-name="P26">U.M.<text:span text:style-name="T15"> <text:s text:c="9"/></text:span></text:p>
          </table:table-cell>
          <table:table-cell table:style-name="Tabella4.A1" office:value-type="string">
            <text:p text:style-name="P26">QUANTITA' <text:s text:c="17"/></text:p>
          </table:table-cell>
          <table:table-cell table:style-name="Tabella4.A1" office:value-type="string">
            <text:p text:style-name="P26">PREZZO <text:s text:c="21"/></text:p>
          </table:table-cell>
          <table:table-cell table:style-name="Tabella4.A1" office:value-type="string">
            <text:p text:style-name="P27">SC. %</text:p>
          </table:table-cell>
          <table:table-cell table:style-name="Tabella4.A1" office:value-type="string">
            <text:p text:style-name="P27">IMPORTO</text:p>
          </table:table-cell>
          <table:table-cell table:style-name="Tabella4.H1" office:value-type="string">
            <text:p text:style-name="P27">IVA</text:p>
          </table:table-cell>
        </table:table-row>
        <table:table-row>
          <table:table-cell table:style-name="Tabella4.A2" table:number-columns-spanned="8" office:value-type="string">
            <text:p text:style-name="P14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2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9"><text:placeholder text:placeholder-type="text">&lt;line.name or ''&gt;</text:placeholder></text:p>
          </table:table-cell>
          <table:table-cell table:style-name="Tabella4.A3" office:value-type="string">
            <text:p text:style-name="P62"><text:placeholder text:placeholder-type="text">&lt;line.uos_id and line.uos_id.name or ''&gt;</text:placeholder></text:p>
          </table:table-cell>
          <table:table-cell table:style-name="Tabella4.A3" office:value-type="string">
            <text:p text:style-name="P71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64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23"><text:span text:style-name="T11"><text:placeholder text:placeholder-type="text">&lt;if test="line.discount != 0.00"&gt;</text:placeholder></text:span><text:placeholder text:placeholder-type="text">&lt;formatLang(line.discount)&gt;</text:placeholder><text:span text:style-name="T11"><text:placeholder text:placeholder-type="text">&lt;/if&gt;</text:placeholder></text:span></text:p>
          </table:table-cell>
          <table:table-cell table:style-name="Tabella4.A3" office:value-type="string">
            <text:p text:style-name="P64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63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1.497cm" style:rel-column-width="39654*"/>
    </style:style>
    <style:style style:name="Tabella1.B" style:family="table-column">
      <style:table-column-properties style:column-width="7.504cm" style:rel-column-width="25881*"/>
    </style:style>
    <style:style style:name="Tabella1.1" style:family="table-row">
      <style:table-row-properties style:min-row-height="2.3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7.505cm" fo:margin-top="0cm" fo:margin-bottom="0cm" table:align="margins"/>
    </style:style>
    <style:style style:name="Tabella2.A" style:family="table-column">
      <style:table-column-properties style:column-width="1.404cm" style:rel-column-width="12262*"/>
    </style:style>
    <style:style style:name="Tabella2.B" style:family="table-column">
      <style:table-column-properties style:column-width="6.101cm" style:rel-column-width="53273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Pie" style:family="table">
      <style:table-properties style:width="19.001cm" table:align="margins"/>
    </style:style>
    <style:style style:name="TabellaPie.A" style:family="table-column">
      <style:table-column-properties style:column-width="3.401cm" style:rel-column-width="11729*"/>
    </style:style>
    <style:style style:name="TabellaPie.B" style:family="table-column">
      <style:table-column-properties style:column-width="1.3cm" style:rel-column-width="4483*"/>
    </style:style>
    <style:style style:name="TabellaPie.C" style:family="table-column">
      <style:table-column-properties style:column-width="0.042cm" style:rel-column-width="146*"/>
    </style:style>
    <style:style style:name="TabellaPie.D" style:family="table-column">
      <style:table-column-properties style:column-width="2.157cm" style:rel-column-width="7440*"/>
    </style:style>
    <style:style style:name="TabellaPie.E" style:family="table-column">
      <style:table-column-properties style:column-width="2.588cm" style:rel-column-width="8924*"/>
    </style:style>
    <style:style style:name="TabellaPie.F" style:family="table-column">
      <style:table-column-properties style:column-width="0.612cm" style:rel-column-width="2111*"/>
    </style:style>
    <style:style style:name="TabellaPie.G" style:family="table-column">
      <style:table-column-properties style:column-width="0.6cm" style:rel-column-width="2068*"/>
    </style:style>
    <style:style style:name="TabellaPie.H" style:family="table-column">
      <style:table-column-properties style:column-width="0.801cm" style:rel-column-width="2762*"/>
    </style:style>
    <style:style style:name="TabellaPie.I" style:family="table-column">
      <style:table-column-properties style:column-width="2.734cm" style:rel-column-width="9429*"/>
    </style:style>
    <style:style style:name="TabellaPie.J" style:family="table-column">
      <style:table-column-properties style:column-width="0.266cm" style:rel-column-width="918*"/>
    </style:style>
    <style:style style:name="TabellaPie.K" style:family="table-column">
      <style:table-column-properties style:column-width="1.498cm" style:rel-column-width="5165*"/>
    </style:style>
    <style:style style:name="TabellaPie.L" style:family="table-column">
      <style:table-column-properties style:column-width="3.004cm" style:rel-column-width="10360*"/>
    </style:style>
    <style:style style:name="TabellaPie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Pie.L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Pie.2" style:family="table-row">
      <style:table-row-properties style:min-row-height="0.122cm"/>
    </style:style>
    <style:style style:name="TabellaPie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Pie.I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M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MP3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MP4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2" style:family="paragraph" style:parent-style-name="Header">
      <style:text-properties officeooo:paragraph-rsid="00130f00"/>
    </style:style>
    <style:style style:name="MP33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5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37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38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39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0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1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2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3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4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5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46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47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4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49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0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2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3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4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56" style:family="paragraph" style:parent-style-name="Footer">
      <style:text-properties fo:font-size="8pt" style:font-size-asian="8pt" style:font-size-complex="8pt"/>
    </style:style>
    <style:style style:name="MP57" style:family="paragraph" style:parent-style-name="Footer">
      <style:text-properties fo:font-style="italic" style:font-style-asian="italic"/>
    </style:style>
    <style:style style:name="MP58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font-name="Arial"/>
    </style:style>
    <style:style style:name="MT2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color="#221f1f" fo:letter-spacing="-0.007cm" fo:font-style="italic" style:font-style-asian="italic" style:font-name-complex="Lucida Sans" style:font-style-complex="italic"/>
    </style:style>
    <style:style style:name="MT7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8" style:family="text">
      <style:text-properties officeooo:rsid="0032ee30"/>
    </style:style>
    <style:style style:name="MT9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0" style:family="text">
      <style:text-properties fo:background-color="transparent" loext:char-shading-value="0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fo:font-style="italic" style:font-style-asian="italic"/>
    </style:style>
    <style:style style:name="MT13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table:number-rows-spanned="2" office:value-type="string">
              <text:p text:style-name="Table_20_Contents"><draw:frame draw:style-name="Mfr1" draw:name="Immagine 3" text:anchor-type="as-char" svg:y="0cm" svg:width="4.78cm" style:rel-width="scale" svg:height="2.799cm" style:rel-height="scale" draw:z-index="1"><draw:image xlink:href="Pictures/10000000000000AE000000666A78FB54D12AA756.jpg" xlink:type="simple" xlink:show="embed" xlink:actuate="onLoad"/></draw:frame></text:p>
            </table:table-cell>
            <table:table-cell table:style-name="Tabella1.A1" office:value-type="string">
              <table:table table:name="Tabella2" table:style-name="Tabella2">
                <table:table-column table:style-name="Tabella2.A"/>
                <table:table-column table:style-name="Tabella2.B"/>
                <table:table-row table:style-name="Tabella2.1">
                  <table:table-cell table:style-name="Tabella2.A1" office:value-type="string">
                    <text:p text:style-name="MP1"><text:span text:style-name="Teletype"><text:span text:style-name="MT1"/></text:span></text:p>
                  </table:table-cell>
                  <table:table-cell table:style-name="Tabella2.A1" office:value-type="string">
                    <text:p text:style-name="MP2">Sinfocom s.r.l.</text:p>
                    <text:p text:style-name="MP3">Via Giuseppe Lunghi, 89 - 06135 – Perugia</text:p>
                    <text:p text:style-name="MP3">Tel +390757750400 - Fax +390757823961</text:p>
                    <text:p text:style-name="MP2">P.Iva IT03462100540</text:p>
                    <text:p text:style-name="MP4"/>
                  </table:table-cell>
                </table:table-row>
              </table:table>
              <text:p text:style-name="MP5"><text:placeholder text:placeholder-type="text">&lt;setLang(o.partner_id.lang or "en_US")&gt;</text:placeholder></text:p>
            </table:table-cell>
          </table:table-row>
          <table:table-row table:style-name="Tabella1.1">
            <table:covered-table-cell/>
            <table:table-cell table:style-name="Tabella1.A1" office:value-type="string">
              <text:p text:style-name="MP6"><text:placeholder text:placeholder-type="text">&lt;o.partner_id.title and o.partner_id.title.name or ''&gt;</text:placeholder></text:p>
              <text:p text:style-name="MP6"><text:placeholder text:placeholder-type="text">&lt;o.partner_id.name or ''&gt;</text:placeholder></text:p>
              <text:p text:style-name="MP7"><text:placeholder text:placeholder-type="text">&lt;o.partner_id.street or ''&gt;</text:placeholder> <text:placeholder text:placeholder-type="text">&lt;o.partner_id.street2 or ''&gt;</text:placeholder></text:p>
              <text:p text:style-name="MP7"><text:placeholder text:placeholder-type="text">&lt;o.partner_id.zip or ''&gt;</text:placeholder> <text:placeholder text:placeholder-type="text">&lt;o.partner_id.city or ''&gt;</text:placeholder></text:p>
              <text:p text:style-name="MP8"><text:span text:style-name="Teletype"><text:span text:style-name="MT2"/></text:span></text:p>
            </table:table-cell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9">DESTINAZIONE SE DIVERSA</text:p>
              <text:p text:style-name="MP10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1">PARTITA IVA e/o CODICE FISCALE</text:p>
              <text:p text:style-name="MP12"><text:placeholder text:placeholder-type="text">&lt;o.partner_id.vat or ''&gt;</text:placeholder></text:p>
            </table:table-cell>
            <table:table-cell table:style-name="Tabella3.A2" office:value-type="string">
              <text:p text:style-name="MP11">CODICE CLIENTE</text:p>
              <text:p text:style-name="MP13"><text:placeholder text:placeholder-type="text">&lt;o.partner_id.ref or ''&gt;</text:placeholder></text:p>
            </table:table-cell>
            <table:table-cell table:style-name="Tabella3.A2" office:value-type="string">
              <text:p text:style-name="MP11">AGENTE</text:p>
              <text:p text:style-name="MP14"/>
            </table:table-cell>
            <table:table-cell table:style-name="Tabella3.D2" table:number-columns-spanned="2" office:value-type="string">
              <text:p text:style-name="MP15">TIPO DOCUMENTO</text:p>
              <text:p text:style-name="MP16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17">CODICE PAGAMENTO</text:p>
              <text:p text:style-name="MP18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19">PAG</text:p>
              <text:p text:style-name="MP20"><text:page-number text:select-page="current">2</text:page-number>/<text:page-count>2</text:page-count> </text:p>
            </table:table-cell>
            <table:table-cell table:style-name="Tabella3.A2" office:value-type="string">
              <text:p text:style-name="MP21">N° DOCUMENTO</text:p>
              <text:p text:style-name="MP22"><text:placeholder text:placeholder-type="text">&lt;o.number or ''&gt;</text:placeholder></text:p>
            </table:table-cell>
            <table:table-cell table:style-name="Tabella3.D2" office:value-type="string">
              <text:p text:style-name="MP21">DATA DOCUMENTO</text:p>
              <text:p text:style-name="MP23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24">BANCA APPOGGIO</text:p>
              <text:p text:style-name="MP25"><text:span text:style-name="MT3"><text:placeholder text:placeholder-type="text">&lt;if test="o.partner_bank_id"&gt;</text:placeholder></text:span><text:span text:style-name="MT4"><text:placeholder text:placeholder-type="text">&lt;o.partner_bank_id.bank.name&gt;</text:placeholder></text:span><text:span text:style-name="MT5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26">IBAN</text:p>
              <text:p text:style-name="MP27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19">SCADENZE</text:p>
              <text:p text:style-name="MP28"><text:text-input text:description="&lt;for each=&quot;move_line in o.move_id.line_id&quot;&gt;">for</text:text-input></text:p>
              <text:p text:style-name="MP28"><text:text-input text:description="&lt;if test=&quot;move_line.date_maturity&quot;&gt;">IF2</text:text-input></text:p>
              <text:p text:style-name="MP29"><text:span text:style-name="MT6"><text:text-input text:description="&lt;formatLang(move_line.date_maturity,date='true')&gt;">$4400</text:text-input></text:span><text:span text:style-name="MT6"> - </text:span><text:span text:style-name="MT7"><text:placeholder text:placeholder-type="text">&lt;o.currency_id.symbol or ''&gt;</text:placeholder></text:span><text:span text:style-name="MT7"> </text:span><text:span text:style-name="MT6"><text:text-input text:description="&lt;formatLang(move_line.debit)&gt;">$4400</text:text-input></text:span></text:p>
              <text:p text:style-name="MP30"><text:span text:style-name="MT6"><text:text-input text:description="&lt;/if&gt;">end if</text:text-input></text:span><text:span text:style-name="MT6"> </text:span></text:p>
              <text:p text:style-name="MP31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2"/>
      </style:header>
      <style:footer>
        <table:table table:name="TabellaPie" table:style-name="TabellaPie">
          <table:table-column table:style-name="TabellaPie.A"/>
          <table:table-column table:style-name="TabellaPie.B"/>
          <table:table-column table:style-name="TabellaPie.C"/>
          <table:table-column table:style-name="TabellaPie.D"/>
          <table:table-column table:style-name="TabellaPie.E"/>
          <table:table-column table:style-name="TabellaPie.F"/>
          <table:table-column table:style-name="TabellaPie.G"/>
          <table:table-column table:style-name="TabellaPie.H"/>
          <table:table-column table:style-name="TabellaPie.I"/>
          <table:table-column table:style-name="TabellaPie.J"/>
          <table:table-column table:style-name="TabellaPie.K"/>
          <table:table-column table:style-name="TabellaPie.L"/>
          <table:table-row>
            <table:table-cell table:style-name="TabellaPie.A1" table:number-rows-spanned="3" table:number-columns-spanned="8" office:value-type="string">
              <text:p text:style-name="MP33">ANNOTAZIONI</text:p>
              <text:p text:style-name="MP34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A1" table:number-columns-spanned="2" office:value-type="string">
              <text:p text:style-name="MP35">IMPONIBILE</text:p>
            </table:table-cell>
            <table:covered-table-cell/>
            <table:table-cell table:style-name="TabellaPie.A1" office:value-type="string">
              <text:p text:style-name="MP35">IVA</text:p>
            </table:table-cell>
            <table:table-cell table:style-name="TabellaPie.L1" office:value-type="string">
              <text:p text:style-name="MP36">IMPORTO IVA</text:p>
            </table:table-cell>
          </table:table-row>
          <table:table-row table:style-name="TabellaPie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I2" table:number-columns-spanned="4" office:value-type="string">
              <text:p text:style-name="MP37"><text:placeholder text:placeholder-type="text">&lt;for each="line in o.tax_line"&gt;</text:placeholder></text:p>
            </table:table-cell>
            <table:covered-table-cell/>
            <table:covered-table-cell/>
            <table:covered-table-cell/>
          </table:table-row>
          <table:table-row table:style-name="TabellaPie.2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A2" table:number-rows-spanned="2" table:number-columns-spanned="2" office:value-type="string">
              <text:p text:style-name="MP38"><text:placeholder text:placeholder-type="text">&lt;italian_number(line.base) or ''&gt;</text:placeholder></text:p>
            </table:table-cell>
            <table:covered-table-cell/>
            <table:table-cell table:style-name="TabellaPie.A2" table:number-rows-spanned="2" office:value-type="string">
              <text:p text:style-name="MP39"><text:placeholder text:placeholder-type="text">&lt;line.name.replace('(debito)','').replace('(credito)','') or ''&gt;</text:placeholder></text:p>
            </table:table-cell>
            <table:table-cell table:style-name="TabellaPie.I2" table:number-rows-spanned="2" office:value-type="string">
              <text:p text:style-name="MP40"><text:placeholder text:placeholder-type="text">&lt;italian_number(line.amount) or ''&gt;</text:placeholder></text:p>
            </table:table-cell>
          </table:table-row>
          <table:table-row>
            <table:table-cell table:style-name="TabellaPie.A2" table:number-rows-spanned="2" office:value-type="string">
              <text:p text:style-name="MP41">CAUSALE</text:p>
            </table:table-cell>
            <table:table-cell table:style-name="TabellaPie.A2" table:number-rows-spanned="2" office:value-type="string">
              <text:p text:style-name="MP42">% <text:span text:style-name="MT8">SC.</text:span></text:p>
            </table:table-cell>
            <table:table-cell table:style-name="TabellaPie.A2" table:number-rows-spanned="2" table:number-columns-spanned="2" office:value-type="string">
              <text:p text:style-name="MP41">IMPORTO SCONTO</text:p>
            </table:table-cell>
            <table:covered-table-cell/>
            <table:table-cell table:style-name="TabellaPie.A2" table:number-rows-spanned="2" table:number-columns-spanned="2" office:value-type="string">
              <text:p text:style-name="MP41">TOTALE MERCE</text:p>
            </table:table-cell>
            <table:covered-table-cell/>
            <table:table-cell table:style-name="TabellaPie.A2" table:number-rows-spanned="2" table:number-columns-spanned="2" office:value-type="string">
              <text:p text:style-name="MP43">SPES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Pie.I2" table:number-columns-spanned="4" office:value-type="string">
              <text:p text:style-name="MP44"><text:placeholder text:placeholder-type="text">&lt;/for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Pie.A2" table:number-columns-spanned="2" office:value-type="string">
              <text:p text:style-name="MP41">ASPETTO DEI BENI</text:p>
              <text:p text:style-name="MP45"/>
            </table:table-cell>
            <table:covered-table-cell/>
            <table:table-cell table:style-name="TabellaPie.A2" table:number-columns-spanned="2" office:value-type="string">
              <text:p text:style-name="MP41">N. COLLI</text:p>
              <text:p text:style-name="MP45"/>
            </table:table-cell>
            <table:covered-table-cell/>
            <table:table-cell table:style-name="TabellaPie.A2" table:number-columns-spanned="2" office:value-type="string">
              <text:p text:style-name="MP41">TRASPORTO</text:p>
              <text:p text:style-name="MP45"/>
            </table:table-cell>
            <table:covered-table-cell/>
            <table:table-cell table:style-name="TabellaPie.A2" table:number-columns-spanned="2" office:value-type="string">
              <text:p text:style-name="MP43">RIMBORSI</text:p>
              <text:p text:style-name="MP46"/>
            </table:table-cell>
            <table:covered-table-cell/>
            <table:table-cell table:style-name="TabellaPie.A2" table:number-columns-spanned="2" office:value-type="string">
              <text:p text:style-name="MP47">TOTALE IMPONIBILE</text:p>
              <text:p text:style-name="MP48"><text:placeholder text:placeholder-type="text">&lt;italian_number(o.amount_untaxed, precision=2)&gt;</text:placeholder></text:p>
            </table:table-cell>
            <table:covered-table-cell/>
            <table:table-cell table:style-name="TabellaPie.I2" table:number-columns-spanned="2" office:value-type="string">
              <text:p text:style-name="MP49">TOTALE IVA</text:p>
              <text:p text:style-name="MP50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Pie.A2" office:value-type="string">
              <text:p text:style-name="MP49">TRASPORTO CURA DEL</text:p>
              <text:p text:style-name="MP51"/>
            </table:table-cell>
            <table:table-cell table:style-name="TabellaPie.A2" table:number-columns-spanned="3" office:value-type="string">
              <text:p text:style-name="MP49">INIZIO TRASPORTO</text:p>
              <text:p text:style-name="MP51"/>
            </table:table-cell>
            <table:covered-table-cell/>
            <table:covered-table-cell/>
            <table:table-cell table:style-name="TabellaPie.A2" table:number-columns-spanned="3" office:value-type="string">
              <text:p text:style-name="MP52">FIRMA DEL CONDUCENTE</text:p>
              <text:p text:style-name="MP53"/>
            </table:table-cell>
            <table:covered-table-cell/>
            <table:covered-table-cell/>
            <table:table-cell table:style-name="TabellaPie.A2" table:number-columns-spanned="3" office:value-type="string">
              <text:p text:style-name="MP54">FIRMA DEL DESTINATARIO</text:p>
            </table:table-cell>
            <table:covered-table-cell/>
            <table:covered-table-cell/>
            <table:table-cell table:style-name="TabellaPie.I2" table:number-rows-spanned="2" table:number-columns-spanned="2" office:value-type="string">
              <text:p text:style-name="MP49">TOTALE DOCUMENTO</text:p>
              <text:p text:style-name="MP49"/>
              <text:p text:style-name="MP55"><text:span text:style-name="MT9"><text:placeholder text:placeholder-type="text">&lt;o.currency_id.symbol or ''&gt;</text:placeholder></text:span> <text:span text:style-name="MT10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Pie.A2" table:number-columns-spanned="4" office:value-type="string">
              <text:p text:style-name="MP49">VETTORI, RAGIONE SOCIALE E INDIRIZZO</text:p>
              <text:p text:style-name="MP51"/>
            </table:table-cell>
            <table:covered-table-cell/>
            <table:covered-table-cell/>
            <table:covered-table-cell/>
            <table:table-cell table:style-name="TabellaPie.A2" table:number-columns-spanned="2" office:value-type="string">
              <text:p text:style-name="MP49">FIRMA DEL VETTORE</text:p>
              <text:p text:style-name="MP51"/>
            </table:table-cell>
            <table:covered-table-cell/>
            <table:table-cell table:style-name="TabellaPie.A2" table:number-columns-spanned="4" office:value-type="string">
              <text:p text:style-name="MP52">DATA E ORA RITIRO</text:p>
              <text:p text:style-name="MP53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Pie.A2" table:number-columns-spanned="3" office:value-type="string">
              <text:p text:style-name="MP56"/>
            </table:table-cell>
            <table:covered-table-cell/>
            <table:covered-table-cell/>
            <table:table-cell table:style-name="TabellaPie.A2" table:number-columns-spanned="2" office:value-type="string">
              <text:p text:style-name="MP57"/>
            </table:table-cell>
            <table:covered-table-cell/>
            <table:table-cell table:style-name="TabellaPie.A2" table:number-columns-spanned="4" office:value-type="string">
              <text:p text:style-name="MP58"/>
            </table:table-cell>
            <table:covered-table-cell/>
            <table:covered-table-cell/>
            <table:covered-table-cell/>
            <table:table-cell table:style-name="TabellaPie.I2" table:number-columns-spanned="3" office:value-type="string">
              <text:p text:style-name="Footer"/>
            </table:table-cell>
            <table:covered-table-cell/>
            <table:covered-table-cell/>
          </table:table-row>
          <table:table-row>
            <table:table-cell table:style-name="TabellaPie.A2" table:number-columns-spanned="3" office:value-type="string">
              <text:p text:style-name="MP56">Iscrizione Registro Imprese di Perugia Nr PG – 290910</text:p>
              <text:p text:style-name="Footer"><text:span text:style-name="Car._20_predefinito_20_paragrafo"><text:span text:style-name="MT11">Cap. Sociale € 40.000,00</text:span></text:span></text:p>
            </table:table-cell>
            <table:covered-table-cell/>
            <table:covered-table-cell/>
            <table:table-cell table:style-name="TabellaPie.A2" table:number-columns-spanned="2" office:value-type="string">
              <text:p text:style-name="MP57">Tel +390757750400</text:p>
              <text:p text:style-name="Footer"><text:span text:style-name="Car._20_predefinito_20_paragrafo"><text:span text:style-name="MT12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12">www.sinfocom.it</text:span></text:span></text:a></text:p>
              <text:p text:style-name="Footer"><text:span text:style-name="Car._20_predefinito_20_paragrafo"><text:span text:style-name="MT12">Email info@sinfocom.it</text:span></text:span></text:p>
            </table:table-cell>
            <table:covered-table-cell/>
            <table:table-cell table:style-name="TabellaPie.A2" table:number-columns-spanned="4" office:value-type="string">
              <text:p text:style-name="MP58">Banca</text:p>
              <text:p text:style-name="MP58">Banca Popolare di Spoleto</text:p>
              <text:p text:style-name="MP58">Ag. Ponte San Giovanni</text:p>
              <text:p text:style-name="MP58">ABI CAB 05704 03001</text:p>
              <text:p text:style-name="MP58">C/C 000000133000</text:p>
              <text:p text:style-name="MP58">IBAN IT81D0570403001000000133000</text:p>
              <text:p text:style-name="Footer"><text:span text:style-name="Car._20_predefinito_20_paragrafo"><text:span text:style-name="MT13">BIC / SWIFT BPSIT3SXXX</text:span></text:span></text:p>
            </table:table-cell>
            <table:covered-table-cell/>
            <table:covered-table-cell/>
            <table:covered-table-cell/>
            <table:table-cell table:style-name="TabellaPie.I2" table:number-columns-spanned="3" office:value-type="string">
              <text:p text:style-name="Footer"/>
            </table:table-cell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2T08:14:19.650000000</dc:date>
    <meta:print-date>2015-11-01T17:36:21.213000000</meta:print-date>
    <meta:editing-cycles>16</meta:editing-cycles>
    <meta:editing-duration>PT3H52M1S</meta:editing-duration>
    <meta:document-statistic meta:table-count="5" meta:image-count="1" meta:object-count="0" meta:page-count="2" meta:paragraph-count="98" meta:word-count="285" meta:character-count="2506" meta:non-whitespace-character-count="2276"/>
    <meta:template xlink:type="simple" xlink:actuate="onRequest" xlink:title="" xlink:href="../Carta%20Intestata%20Sinfocom%20Versione%202.odt/Normal"/>
  </office:meta>
</office:document-meta>
</file>